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Arial" svg:font-family="Arial"/>
    <style:font-face style:name="StarSymbol" svg:font-family="StarSymbol"/>
    <style:font-face style:name="Tahoma3" svg:font-family="Tahoma"/>
    <style:font-face style:name="Courier New1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1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2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normal" officeooo:paragraph-rsid="00184fdc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5" style:family="paragraph" style:parent-style-name="Standard">
      <style:paragraph-properties fo:margin-top="0cm" fo:margin-bottom="0.21cm" style:contextual-spacing="false" fo:line-height="100%"/>
      <style:text-properties style:font-name="Arial3" fo:font-size="10pt" style:font-size-asian="10pt" style:font-name-complex="Arial3" style:font-size-complex="10pt"/>
    </style:style>
    <style:style style:name="P6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3" fo:font-size="10pt" officeooo:rsid="002922e3" officeooo:paragraph-rsid="002922e3" style:font-size-asian="10pt" style:font-size-complex="10pt"/>
    </style:style>
    <style:style style:name="P7" style:family="paragraph" style:parent-style-name="Standard">
      <style:paragraph-properties fo:margin-top="0cm" fo:margin-bottom="0.21cm" style:contextual-spacing="false" fo:text-align="justify" style:justify-single-word="false"/>
      <style:text-properties style:font-name="Arial3" fo:font-size="10pt" style:font-size-asian="10pt" style:font-size-complex="10pt"/>
    </style:style>
    <style:style style:name="P8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1da413" officeooo:paragraph-rsid="00281edf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53388" officeooo:paragraph-rsid="00281edf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officeooo:rsid="002922e3" officeooo:paragraph-rsid="002922e3" style:text-blinking="false" fo:background-color="transparent" style:font-name-asian="Verdana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11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font-name="Arial3" fo:font-size="10pt" fo:font-weight="bold" officeooo:paragraph-rsid="00184fdc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cm" fo:margin-bottom="0.21cm" style:contextual-spacing="false" fo:text-align="center" style:justify-single-word="false"/>
      <style:text-properties style:font-name="Arial3" fo:font-size="13pt" fo:font-style="italic" fo:font-weight="bold" officeooo:rsid="00271f67" officeooo:paragraph-rsid="0038a77e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officeooo:paragraph-rsid="00184fdc"/>
    </style:style>
    <style:style style:name="P14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officeooo:paragraph-rsid="00184fdc" style:font-size-asian="8pt" style:font-style-asian="normal" style:font-weight-asian="normal" style:font-name-complex="Arial3" style:font-size-complex="8pt" style:font-weight-complex="bold"/>
    </style:style>
    <style:style style:name="P15" style:family="paragraph" style:parent-style-name="Normal_20__28_Web_29_">
      <style:paragraph-properties fo:margin-top="0cm" fo:margin-bottom="0.21cm" style:contextual-spacing="false" fo:line-height="100%" fo:text-align="justify" style:justify-single-word="false"/>
      <style:text-properties style:font-name="Arial3" fo:font-size="10pt" officeooo:paragraph-rsid="00281edf" style:font-size-asian="10pt" style:font-size-complex="10pt"/>
    </style:style>
    <style:style style:name="P16" style:family="paragraph" style:parent-style-name="Normal_20__28_Web_29_">
      <style:paragraph-properties fo:margin-top="0cm" fo:margin-bottom="0.21cm" style:contextual-spacing="false" fo:line-height="100%" fo:text-align="justify" style:justify-single-word="false"/>
      <style:text-properties style:font-name="Arial3" fo:font-size="10pt" officeooo:paragraph-rsid="0028a48e" style:font-size-asian="10pt" style:font-size-complex="10pt"/>
    </style:style>
    <style:style style:name="P17" style:family="paragraph" style:parent-style-name="Normal_20__28_Web_29_">
      <style:paragraph-properties fo:margin-top="0cm" fo:margin-bottom="0.21cm" style:contextual-spacing="false" fo:line-height="100%" fo:text-align="justify" style:justify-single-word="false"/>
      <style:text-properties style:font-name="Arial3" fo:font-size="10pt" officeooo:paragraph-rsid="002a836c" style:font-size-asian="10pt" style:font-size-complex="10pt"/>
    </style:style>
    <style:style style:name="P18" style:family="paragraph" style:parent-style-name="Normal_20__28_Web_29_">
      <style:paragraph-properties fo:margin-top="0cm" fo:margin-bottom="0.21cm" style:contextual-spacing="false" fo:line-height="100%" fo:text-align="justify" style:justify-single-word="false"/>
      <style:text-properties style:font-name="Arial3" fo:font-size="10pt" officeooo:paragraph-rsid="002c345d" style:font-size-asian="10pt" style:font-size-complex="10pt"/>
    </style:style>
    <style:style style:name="P19" style:family="paragraph" style:parent-style-name="Normal_20__28_Web_29_">
      <style:paragraph-properties fo:margin-top="0cm" fo:margin-bottom="0.21cm" style:contextual-spacing="false" fo:line-height="100%" fo:text-align="justify" style:justify-single-word="false"/>
      <style:text-properties style:font-name="Arial3" fo:font-size="10pt" officeooo:rsid="002922e3" officeooo:paragraph-rsid="002a836c" style:font-size-asian="10pt" style:font-size-complex="10pt"/>
    </style:style>
    <style:style style:name="P20" style:family="paragraph" style:parent-style-name="Normal_20__28_Web_29_">
      <style:paragraph-properties fo:margin-top="0cm" fo:margin-bottom="0.21cm" style:contextual-spacing="false" fo:line-height="100%" fo:text-align="justify" style:justify-single-word="false"/>
      <style:text-properties style:font-name="Arial3" fo:font-size="10pt" officeooo:rsid="002922e3" officeooo:paragraph-rsid="002922e3" style:font-size-asian="10pt" style:font-size-complex="10pt"/>
    </style:style>
    <style:style style:name="P21" style:family="paragraph" style:parent-style-name="Normal_20__28_Web_29_">
      <style:paragraph-properties fo:margin-top="0cm" fo:margin-bottom="0.21cm" style:contextual-spacing="false" fo:line-height="100%" fo:text-align="justify" style:justify-single-word="false"/>
      <style:text-properties style:font-name="Arial3" fo:font-size="10pt" officeooo:rsid="002922e3" officeooo:paragraph-rsid="0029e8a2" style:font-size-asian="10pt" style:font-size-complex="10pt"/>
    </style:style>
    <style:style style:name="P22" style:family="paragraph" style:parent-style-name="Normal_20__28_Web_29_">
      <style:paragraph-properties fo:margin-top="0cm" fo:margin-bottom="0.21cm" style:contextual-spacing="false" fo:line-height="100%" fo:text-align="center" style:justify-single-word="false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bold" officeooo:rsid="002e4668" officeooo:paragraph-rsid="002e4668" style:text-blinking="false" fo:background-color="transparent" style:font-name-asian="Verdana" style:font-size-asian="10pt" style:font-style-asian="normal" style:font-weight-asian="bold" style:font-name-complex="Arial3" style:font-size-complex="10pt" style:language-complex="ar" style:country-complex="SA" style:font-style-complex="normal" style:font-weight-complex="bold"/>
    </style:style>
    <style:style style:name="P23" style:family="paragraph" style:parent-style-name="Normal_20__28_Web_29_">
      <style:paragraph-properties fo:margin-top="0cm" fo:margin-bottom="0.21cm" style:contextual-spacing="false" fo:line-height="100%" fo:text-align="center" style:justify-single-word="false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bold" officeooo:rsid="002922e3" officeooo:paragraph-rsid="002e4668" style:text-blinking="false" fo:background-color="transparent" style:font-name-asian="Verdana" style:font-size-asian="10pt" style:font-style-asian="normal" style:font-weight-asian="bold" style:font-name-complex="Arial3" style:font-size-complex="10pt" style:language-complex="ar" style:country-complex="SA" style:font-style-complex="normal" style:font-weight-complex="bold"/>
    </style:style>
    <style:style style:name="P24" style:family="paragraph" style:parent-style-name="Normal_20__28_Web_29_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officeooo:rsid="00191625" officeooo:paragraph-rsid="002a836c" style:text-blinking="false" fo:background-color="transparent" style:font-name-asian="Verdana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25" style:family="paragraph" style:parent-style-name="Normal_20__28_Web_29_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officeooo:rsid="002922e3" officeooo:paragraph-rsid="002922e3" style:text-blinking="false" fo:background-color="transparent" style:font-name-asian="Verdana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26" style:family="paragraph" style:parent-style-name="Normal_20__28_Web_29_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officeooo:rsid="002922e3" officeooo:paragraph-rsid="0029e8a2" style:text-blinking="false" fo:background-color="transparent" style:font-name-asian="Verdana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27" style:family="paragraph" style:parent-style-name="Normal_20__28_Web_29_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officeooo:rsid="002922e3" officeooo:paragraph-rsid="002a836c" style:text-blinking="false" fo:background-color="transparent" style:font-name-asian="Verdana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P28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2cad66" style:font-size-asian="10pt" style:font-name-complex="Arial4" style:font-size-complex="10pt"/>
    </style:style>
    <style:style style:name="P29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text-line-through-style="none" style:text-line-through-type="none" style:font-name="Arial3" fo:font-size="10pt" fo:letter-spacing="-0.004cm" fo:language="es" fo:country="ES" fo:font-style="italic" style:text-underline-style="none" fo:font-weight="normal" officeooo:rsid="00191625" officeooo:paragraph-rsid="002cad66" style:text-blinking="false" fo:background-color="transparent" style:font-name-asian="Verdana" style:font-size-asian="10pt" style:font-style-asian="italic" style:font-weight-asian="normal" style:font-name-complex="Arial3" style:font-size-complex="10pt" style:language-complex="ar" style:country-complex="SA" style:font-style-complex="italic" style:font-weight-complex="normal"/>
    </style:style>
    <style:style style:name="P30" style:family="paragraph" style:parent-style-name="Standard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officeooo:paragraph-rsid="00281edf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1" style:family="paragraph" style:parent-style-name="Standard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officeooo:rsid="00191625" officeooo:paragraph-rsid="00281edf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style:font-name="Arial3" fo:font-size="10pt" fo:font-style="normal" officeooo:paragraph-rsid="003e1957" fo:background-color="#ffffff" style:font-size-asian="10pt" style:font-style-asian="normal" style:font-size-complex="10pt" style:font-style-complex="normal"/>
    </style:style>
    <style:style style:name="P3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officeooo:paragraph-rsid="003e1957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4" style:family="paragraph" style:parent-style-name="Text_20_body"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true"/>
      <style:text-properties fo:color="#000000" loext:opacity="100%" style:text-line-through-style="none" style:text-line-through-type="none" style:font-name="Arial3" fo:font-size="10pt" fo:font-style="normal" style:text-underline-style="none" fo:font-weight="normal" officeooo:paragraph-rsid="00281edf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5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448225" fo:background-color="transparent" style:font-size-asian="10pt" style:font-weight-asian="normal" style:font-size-complex="10pt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style:text-blinking="false" fo:background-color="transparent" loext:char-shading-value="0" style:font-weight-asian="normal" style:font-name-complex="Arial3" style:font-weight-complex="normal"/>
    </style:style>
    <style:style style:name="T2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0fb252" style:text-blinking="false" fo:background-color="transparent" loext:char-shading-value="0" style:font-weight-asian="normal" style:font-name-complex="Arial3" style:font-weight-complex="normal"/>
    </style:style>
    <style:style style:name="T3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2e7013" style:text-blinking="false" fo:background-color="transparent" loext:char-shading-value="0" style:font-weight-asian="normal" style:font-name-complex="Arial3" style:font-weight-complex="normal"/>
    </style:style>
    <style:style style:name="T4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3bc4f2" style:text-blinking="false" fo:background-color="transparent" loext:char-shading-value="0" style:font-weight-asian="normal" style:font-name-complex="Arial3" style:font-weight-complex="normal"/>
    </style:style>
    <style:style style:name="T5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3e1957" style:text-blinking="false" fo:background-color="transparent" loext:char-shading-value="0" style:font-weight-asian="normal" style:font-name-complex="Arial3" style:font-weight-complex="normal"/>
    </style:style>
    <style:style style:name="T6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81edf" style:text-blinking="false" fo:background-color="#ffffff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8a48e" style:text-blinking="false" fo:background-color="#ffffff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922e3" style:text-blinking="false" fo:background-color="#ffffff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c345d" style:text-blinking="false" fo:background-color="#ffffff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53388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8a48e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191625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9e8a2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a836c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922e3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30138a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3bc4f2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3f486f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1b2491" style:text-blinking="false" fo:background-color="transparent" loext:char-shading-value="0" style:font-name-asian="Verdana" style:font-style-asian="normal" style:font-weight-asian="normal" style:font-name-complex="Tahoma2" style:language-complex="ar" style:country-complex="SA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a836c" style:text-blinking="false" fo:background-color="transparent" loext:char-shading-value="0" style:font-name-asian="Verdana" style:font-style-asian="normal" style:font-weight-asian="normal" style:font-name-complex="Tahoma2" style:language-complex="ar" style:country-complex="SA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191625" style:text-blinking="false" fo:background-color="transparent" loext:char-shading-value="0" style:font-name-asian="Verdana" style:font-style-asian="normal" style:font-weight-asian="normal" style:font-name-complex="Tahoma2" style:language-complex="ar" style:country-complex="SA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3f486f" style:text-blinking="false" fo:background-color="transparent" loext:char-shading-value="0" style:font-name-asian="Verdana" style:font-style-asian="normal" style:font-weight-asian="normal" style:font-name-complex="Tahoma2" style:language-complex="ar" style:country-complex="SA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bold" officeooo:rsid="001fa6b3" style:text-blinking="false" fo:background-color="transparent" loext:char-shading-value="0" style:font-name-asian="Verdana" style:font-style-asian="normal" style:font-weight-asian="bold" style:font-name-complex="Arial3" style:language-complex="ar" style:country-complex="SA" style:font-style-complex="normal" style:font-weight-complex="bold"/>
    </style:style>
    <style:style style:name="T25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bold" officeooo:rsid="002e5aa4" style:text-blinking="false" fo:background-color="transparent" loext:char-shading-value="0" style:font-name-asian="Verdana" style:font-style-asian="normal" style:font-weight-asian="bold" style:font-name-complex="Arial3" style:language-complex="ar" style:country-complex="SA" style:font-style-complex="normal" style:font-weight-complex="bold"/>
    </style:style>
    <style:style style:name="T26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27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28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29" style:family="text">
      <style:text-properties style:font-name="Arial" fo:font-style="normal" officeooo:rsid="00040fc1"/>
    </style:style>
    <style:style style:name="T30" style:family="text">
      <style:text-properties fo:font-weight="bold" officeooo:rsid="00149f96" style:font-weight-asian="bold" style:font-weight-complex="bold"/>
    </style:style>
    <style:style style:name="T31" style:family="text">
      <style:text-properties fo:font-weight="bold" officeooo:rsid="00253388" style:font-weight-asian="bold" style:font-weight-complex="bold"/>
    </style:style>
    <style:style style:name="T32" style:family="text">
      <style:text-properties fo:font-weight="bold" officeooo:rsid="003e1957" style:font-weight-asian="bold" style:font-weight-complex="bold"/>
    </style:style>
    <style:style style:name="T33" style:family="text">
      <style:text-properties fo:font-weight="bold" officeooo:rsid="001da413" style:font-weight-asian="bold" style:font-weight-complex="bold"/>
    </style:style>
    <style:style style:name="T34" style:family="text">
      <style:text-properties fo:background-color="#ffffff" loext:char-shading-value="0" style:font-name-complex="Arial3"/>
    </style:style>
    <style:style style:name="T35" style:family="text">
      <style:text-properties officeooo:rsid="001b014d" fo:background-color="#ffffff" loext:char-shading-value="0" style:font-name-complex="Arial3"/>
    </style:style>
    <style:style style:name="T36" style:family="text">
      <style:text-properties officeooo:rsid="003bc4f2" fo:background-color="#ffffff" loext:char-shading-value="0" style:font-name-complex="Arial3"/>
    </style:style>
    <style:style style:name="T3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3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name-complex="Arial3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Arial3" fo:font-size="10pt" fo:letter-spacing="normal" fo:font-style="normal" fo:text-shadow="none" style:text-underline-style="none" fo:font-weight="normal" style:font-size-asian="10pt" style:font-style-asian="normal" style:font-weight-asian="normal" style:font-name-complex="Arial3" style:font-size-complex="10pt"/>
    </style:style>
    <style:style style:name="T41" style:family="text">
      <style:text-properties officeooo:rsid="001fa6b3"/>
    </style:style>
    <style:style style:name="T42" style:family="text">
      <style:text-properties fo:color="#3465a4" loext:opacity="100%" style:text-line-through-style="none" style:text-line-through-type="none" fo:letter-spacing="-0.004cm" fo:language="es" fo:country="ES" fo:font-style="normal" style:text-underline-style="none" fo:font-weight="bold" officeooo:rsid="00191625" style:text-blinking="false" fo:background-color="transparent" loext:char-shading-value="0" style:font-name-asian="Verdana" style:font-style-asian="normal" style:font-weight-asian="bold" style:font-name-complex="Tahoma2" style:language-complex="ar" style:country-complex="SA" style:font-style-complex="normal" style:font-weight-complex="bold"/>
    </style:style>
    <style:style style:name="T43" style:family="text">
      <style:text-properties fo:color="#3465a4" loext:opacity="100%" style:text-line-through-style="none" style:text-line-through-type="none" fo:letter-spacing="-0.004cm" fo:language="es" fo:country="ES" fo:font-style="normal" style:text-underline-style="none" fo:font-weight="bold" officeooo:rsid="00281edf" style:text-blinking="false" fo:background-color="transparent" loext:char-shading-value="0" style:font-name-asian="Verdana" style:font-style-asian="normal" style:font-weight-asian="bold" style:font-name-complex="Tahoma2" style:language-complex="ar" style:country-complex="SA" style:font-style-complex="normal" style:font-weight-complex="bold"/>
    </style:style>
    <style:style style:name="T44" style:family="text">
      <style:text-properties fo:color="#3465a4" loext:opacity="100%" style:text-line-through-style="none" style:text-line-through-type="none" fo:letter-spacing="-0.004cm" fo:language="es" fo:country="ES" fo:font-style="normal" style:text-underline-style="none" fo:font-weight="bold" officeooo:rsid="002922e3" style:text-blinking="false" fo:background-color="transparent" loext:char-shading-value="0" style:font-name-asian="Verdana" style:font-style-asian="normal" style:font-weight-asian="bold" style:font-name-complex="Tahoma2" style:language-complex="ar" style:country-complex="SA" style:font-style-complex="normal" style:font-weight-complex="bold"/>
    </style:style>
    <style:style style:name="T45" style:family="text">
      <style:text-properties fo:color="#3465a4" loext:opacity="100%" style:text-line-through-style="none" style:text-line-through-type="none" fo:letter-spacing="-0.004cm" fo:language="es" fo:country="ES" fo:font-style="normal" style:text-underline-style="none" fo:font-weight="bold" officeooo:rsid="0029e8a2" style:text-blinking="false" fo:background-color="transparent" loext:char-shading-value="0" style:font-name-asian="Verdana" style:font-style-asian="normal" style:font-weight-asian="bold" style:font-name-complex="Tahoma2" style:language-complex="ar" style:country-complex="SA" style:font-style-complex="normal" style:font-weight-complex="bold"/>
    </style:style>
    <style:style style:name="T46" style:family="text">
      <style:text-properties fo:color="#3465a4" loext:opacity="100%" style:text-line-through-style="none" style:text-line-through-type="none" fo:letter-spacing="-0.004cm" fo:language="es" fo:country="ES" fo:font-style="normal" style:text-underline-style="none" fo:font-weight="bold" officeooo:rsid="002a836c" style:text-blinking="false" fo:background-color="transparent" loext:char-shading-value="0" style:font-name-asian="Verdana" style:font-style-asian="normal" style:font-weight-asian="bold" style:font-name-complex="Tahoma2" style:language-complex="ar" style:country-complex="SA" style:font-style-complex="normal" style:font-weight-complex="bold"/>
    </style:style>
    <style:style style:name="T47" style:family="text">
      <style:text-properties fo:color="#3465a4" loext:opacity="100%" style:text-line-through-style="none" style:text-line-through-type="none" fo:letter-spacing="-0.004cm" fo:language="es" fo:country="ES" fo:font-style="normal" style:text-underline-style="none" fo:font-weight="bold" officeooo:rsid="003f486f" style:text-blinking="false" fo:background-color="transparent" loext:char-shading-value="0" style:font-name-asian="Verdana" style:font-style-asian="normal" style:font-weight-asian="bold" style:font-name-complex="Tahoma2" style:language-complex="ar" style:country-complex="SA" style:font-style-complex="normal" style:font-weight-complex="bold"/>
    </style:style>
    <style:style style:name="T48" style:family="text">
      <style:text-properties officeooo:rsid="002ada68"/>
    </style:style>
    <style:style style:name="T49" style:family="text">
      <style:text-properties fo:color="#2a6099" loext:opacity="100%" style:text-line-through-style="none" style:text-line-through-type="none" fo:letter-spacing="-0.004cm" fo:language="es" fo:country="ES" style:text-underline-style="none" fo:font-weight="bold" officeooo:rsid="0032130b" style:text-blinking="false" fo:background-color="transparent" loext:char-shading-value="0" style:font-weight-asian="bold" style:font-name-complex="Arial3" style:font-weight-complex="bold"/>
    </style:style>
    <style:style style:name="T50" style:family="text">
      <style:text-properties fo:color="#2a6099" loext:opacity="100%" style:text-line-through-style="none" style:text-line-through-type="none" fo:letter-spacing="-0.004cm" fo:language="es" fo:country="ES" style:text-underline-style="none" fo:font-weight="bold" officeooo:rsid="003e1957" style:text-blinking="false" fo:background-color="transparent" loext:char-shading-value="0" style:font-weight-asian="bold" style:font-name-complex="Arial3" style:font-weight-complex="bold"/>
    </style:style>
    <style:style style:name="T51" style:family="text">
      <style:text-properties officeooo:rsid="003e1957"/>
    </style:style>
    <style:style style:name="T52" style:family="text">
      <style:text-properties fo:language="es" fo:country="ES"/>
    </style:style>
    <style:style style:name="T53" style:family="text">
      <style:text-properties fo:language="es" fo:country="ES" style:language-complex="ar" style:country-complex="SA"/>
    </style:style>
    <style:style style:name="T54" style:family="text">
      <style:text-properties officeooo:rsid="00448225"/>
    </style:style>
    <style:style style:name="T55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CUERDO DE AMPLIACIÓN DEL PLAZO DE SUBSAN<text:span text:style-name="T48">A</text:span>CIÓN</text:p>
      <text:p text:style-name="P14"/>
      <text:p text:style-name="P11"><text:span text:style-name="T37">Número de expediente: </text:span><text:span text:style-name="T39">$$V_NUMEXP$$</text:span><text:span text:style-name="T37"> </text:span></text:p>
      <text:p text:style-name="P13"><text:span text:style-name="Fuente_20_de_20_párrafo_20_predeter."><text:span text:style-name="T38">Nombre del expediente: </text:span></text:span><text:span text:style-name="Fuente_20_de_20_párrafo_20_predeter."><text:span text:style-name="T40">$$V_TITULOEXP$$</text:span></text:span><text:span text:style-name="Fuente_20_de_20_párrafo_20_predeter."><text:span text:style-name="T38"> </text:span></text:span></text:p>
      <text:p text:style-name="P4">Fecha: $$DIA_SISTEMA$$ <text:span text:style-name="T41">de </text:span>$$MES_SISTEMA$$ <text:span text:style-name="T41">de </text:span>$$EJERCICIO_SISTEMA$$</text:p>
      <text:p text:style-name="P5"/>
      <text:p text:style-name="P7"><text:span text:style-name="T52">Con fecha $$DIA_REGISTRO_SOLIC$$</text:span> de <text:span text:style-name="T52">$$MES_REGISTRO_SOLIC$$</text:span> de <text:span text:style-name="T52">$$EJERCICIO_REGISTRO_SOLIC$$ se recibió solicitud de</text:span><text:span text:style-name="T53"> $$INTERESADO_PRESENTACION$$.</text:span></text:p>
      <text:p text:style-name="P7">En dicho escrito se solicitaba $$SOLICITUD$$.</text:p>
      <text:p text:style-name="P32"><text:span text:style-name="T49">[En caso de alguna falta subsanable]</text:span><text:span text:style-name="T4">S</text:span><text:span text:style-name="T1">e consideró necesari</text:span><text:span text:style-name="T2">a</text:span><text:span text:style-name="T1"> la </text:span><text:span text:style-name="T3">subsanación</text:span><text:span text:style-name="T1"> </text:span><text:span text:style-name="T5">de las siguientes faltas</text:span><text:span text:style-name="T1">:</text:span></text:p>
      <text:p text:style-name="P32"><text:span text:style-name="T49">[En caso </text:span><text:span text:style-name="T50">de que falte algún documento preceptivo</text:span><text:span text:style-name="T49">]</text:span><text:span text:style-name="T4">S</text:span><text:span text:style-name="T1">e consideró necesari</text:span><text:span text:style-name="T2">a</text:span><text:span text:style-name="T1"> la </text:span><text:span text:style-name="T5">aportación de los siguientes documentos preceptivos</text:span><text:span text:style-name="T1">:</text:span></text:p>
      <text:p text:style-name="P3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<text:span text:style-name="T54">R</text:span><text:span text:style-name="T51">equerimiento</text:span></text:p>
          </table:table-cell>
        </table:table-row>
        <table:table-row table:style-name="TableLine2237559992128">
          <table:table-cell table:style-name="Tabla3.A2" office:value-type="string">
            <text:p text:style-name="P35"><text:text-input text:description="JOOScript">${(datos.att0)!}</text:text-input><text:span text:style-name="T31"><text:script script:language="JOOScript">&lt;jooscript&gt;
&lt;insert-around element="table:table-row"&gt;
[#if DOC_SUB??]
[#assign DOC_SUB_AUXILIAR=DOC_SUB]
[/#if]
[#if TAB_DOC_SUB??]
[#assign DOC_SUB_AUXILIAR=TAB_DOC_SUB]
[/#if]
[#if DOC_SUB_AUXILIAR?? &amp;amp;&amp;amp; DOC_SUB_AUXILIAR?is_enumerable]
[#list DOC_SUB_AUXILIAR as datos]
&lt;content/&gt;
[/#list]
[/#if]
&lt;/insert-around&gt;
&lt;/jooscript&gt;
</text:script></text:span></text:p>
          </table:table-cell>
        </table:table-row>
      </table:table>
      <text:p text:style-name="P30"/>
      <text:p text:style-name="P31">Todo ello debido a los siguientes motivos: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<text:span text:style-name="T54">M</text:span>otivos del requerimiento de subsanación</text:p>
          </table:table-cell>
        </table:table-row>
        <table:table-row table:style-name="TableLine2237559976352">
          <table:table-cell table:style-name="Tabla4.A2" office:value-type="string">
            <text:p text:style-name="P35"><text:text-input text:description="JOOScript">${(datos.att0)!}</text:text-input><text:span text:style-name="T33"><text:script script:language="JOOScript">&lt;jooscript&gt;
&lt;insert-around element="table:table-row"&gt;
[#if MOT_REQ_SUB??]
[#assign MOT_REQ_SUB_AUXILIAR=MOT_REQ_SUB]
[/#if]
[#if TAB_MOT_REQ_SUB??]
[#assign MOT_REQ_SUB_AUXILIAR=TAB_MOT_REQ_SUB]
[/#if]
[#if MOT_REQ_SUB_AUXILIAR?? &amp;amp;&amp;amp; MOT_REQ_SUB_AUXILIAR?is_enumerable]
[#list MOT_REQ_SUB_AUXILIAR as datos]
&lt;content/&gt;
[/#list]
[/#if]
&lt;/insert-around&gt;
&lt;/jooscript&gt;
</text:script></text:span></text:p>
          </table:table-cell>
        </table:table-row>
      </table:table>
      <text:p text:style-name="P34"/>
      <text:p text:style-name="P15"><text:span text:style-name="T34">En fecha $$F_F_RSU$$ ha sido comunicado a </text:span><text:span text:style-name="T35">la persona</text:span><text:span text:style-name="T34"> solicitante por escrito </text:span><text:span text:style-name="T36">requerimiento de</text:span><text:span text:style-name="T34"> subsanación de su solicitud al objeto de continuar la tramitación del citado expediente.</text:span></text:p>
      <text:p text:style-name="P16"><text:span text:style-name="T42">[En caso de </text:span><text:span text:style-name="T43">petición de ampliación de plazo por el interesado </text:span><text:span text:style-name="T44">que no sea aceptada</text:span><text:span text:style-name="T42">]</text:span><text:span text:style-name="T6">Con fecha </text:span><text:span text:style-name="T9">$$FECHA_SOL_AMPLIACION$$</text:span><text:span text:style-name="T6"> se solicitó la ampliación del plazo para subsanar </text:span><text:span text:style-name="T7">la documentación requerida, de acuerdo con el artículo 68.2 de </text:span><text:span text:style-name="T8">l</text:span><text:span text:style-name="T11">a Ley 39/2015, de 1 de octubre, del Procedimiento Administrativo Común de las Administraciones Públicas</text:span><text:span text:style-name="T12">.</text:span></text:p>
      <text:p text:style-name="P20"><text:span text:style-name="T12">D</text:span><text:span text:style-name="T10">ebido a que no se considera que </text:span><text:span text:style-name="T18">la aportación de </text:span><text:span text:style-name="T10">los documentos requeridos para la subsanación presente dificultades especiales, tal y como se requiere para dicha ampliación de plazo conforme al artículo 68.2 de la Ley 39/2015, de 1 de octubre, se adopta el siguiente</text:span></text:p>
      <text:p text:style-name="P25"/>
      <text:p text:style-name="P22">ACUERDO</text:p>
      <text:p text:style-name="P22"/>
      <text:p text:style-name="P6"><text:span text:style-name="T25">ÚNICO</text:span><text:span text:style-name="T24">.- </text:span><text:span text:style-name="T10">No ampliar el plazo para la subsanación por el/</text:span><text:span text:style-name="T17">la</text:span><text:span text:style-name="T10"> interesado/</text:span><text:span text:style-name="T17">a</text:span><text:span text:style-name="T10">, manteniendo el plazo de diez días </text:span><text:span text:style-name="T19">hábiles</text:span><text:span text:style-name="T10"> desde que se le requirió para la subsanación.</text:span></text:p>
      <text:p text:style-name="P10"/>
      <text:p text:style-name="P18"><text:span text:style-name="T42">[En caso de </text:span><text:span text:style-name="T43">petición de ampliación de plazo por el interesado </text:span><text:span text:style-name="T44">que </text:span><text:span text:style-name="T45">sí</text:span><text:span text:style-name="T44"> sea aceptada</text:span><text:span text:style-name="T42">]</text:span><text:span text:style-name="T6">Con fecha </text:span><text:span text:style-name="T9">$$FECHA_SOL_AMPLIACION$$</text:span><text:span text:style-name="T6"> se solicitó la ampliación del plazo para subsanar </text:span><text:span text:style-name="T7">la documentación requerida, de acuerdo con el artículo 68.2 de </text:span><text:span text:style-name="T8">l</text:span><text:span text:style-name="T11">a Ley 39/2015, de 1 de octubre, del Procedimiento Administrativo Común de las Administraciones Públicas</text:span><text:span text:style-name="T12">.</text:span></text:p>
      <text:p text:style-name="P21"><text:soft-page-break/><text:span text:style-name="T12">D</text:span><text:span text:style-name="T10">ebido a que se considera que </text:span><text:span text:style-name="T18">la aportación de </text:span><text:span text:style-name="T10">los documentos requeridos para la subsanación present</text:span><text:span text:style-name="T14">a</text:span><text:span text:style-name="T10"> dificultades especiales, tal y como se requiere para dicha ampliación de plazo conforme al artículo 68.2 de la Ley 39/2015, de 1 de octubre, se adopta el siguiente</text:span></text:p>
      <text:p text:style-name="P26"/>
      <text:p text:style-name="P22">ACUERDO</text:p>
      <text:p text:style-name="P22"/>
      <text:p text:style-name="P19"><text:span text:style-name="T25">ÚNICO</text:span><text:span text:style-name="T24">.- </text:span><text:span text:style-name="T14">A</text:span><text:span text:style-name="T13">mpliar el plazo para la subsanación por el/</text:span><text:span text:style-name="T17">la</text:span><text:span text:style-name="T13"> interesado/</text:span><text:span text:style-name="T17">a</text:span><text:span text:style-name="T14"> </text:span><text:span text:style-name="T15">en </text:span><text:span text:style-name="T20">$$DIAS_AMPLIACION$$ </text:span><text:span text:style-name="T21">días </text:span><text:span text:style-name="T23">hábiles</text:span><text:span text:style-name="T20"> </text:span><text:span text:style-name="T42">[</text:span><text:span text:style-name="T46">máximo cinco días </text:span><text:span text:style-name="T47">hábiles</text:span><text:span text:style-name="T42">]</text:span><text:span text:style-name="T22">,</text:span><text:span text:style-name="T13"> </text:span><text:span text:style-name="T15">añadiéndose </text:span><text:span text:style-name="T18">e</text:span><text:span text:style-name="T15">stos al</text:span><text:span text:style-name="T13"> plazo de diez días </text:span><text:span text:style-name="T19">hábiles </text:span><text:span text:style-name="T13">desde que se le requirió para la subsanación.</text:span></text:p>
      <text:p text:style-name="P24"/>
      <text:p text:style-name="P17"><text:span text:style-name="T42">[En caso de </text:span><text:span text:style-name="T45">que se amplíe el plazo de oficio</text:span><text:span text:style-name="T42">]</text:span><text:span text:style-name="T12">D</text:span><text:span text:style-name="T16">ebido a que se considera que </text:span><text:span text:style-name="T18">la aportación de </text:span><text:span text:style-name="T16">los documentos requeridos para la subsanación present</text:span><text:span text:style-name="T14">a</text:span><text:span text:style-name="T16"> dificultades especiales, tal y como se requiere para dicha ampliación de plazo conforme al artículo 68.2 de la Ley 39/2015, de 1 de octubre, del Procedimiento Administrativo Común de las Administraciones Públicas, se adopta el siguiente</text:span></text:p>
      <text:p text:style-name="P27"/>
      <text:p text:style-name="P23">ACUERDO</text:p>
      <text:p text:style-name="P23"/>
      <text:p text:style-name="P17"><text:span text:style-name="T25">ÚNICO</text:span><text:span text:style-name="T24">.- </text:span><text:span text:style-name="T14">A</text:span><text:span text:style-name="T13">mpliar el plazo para la subsanación por el/</text:span><text:span text:style-name="T17">la</text:span><text:span text:style-name="T13"> interesado/</text:span><text:span text:style-name="T17">a</text:span><text:span text:style-name="T14"> </text:span><text:span text:style-name="T15">en </text:span><text:span text:style-name="T20">$$DIAS_AMPLIACION$$ </text:span><text:span text:style-name="T21">días </text:span><text:span text:style-name="T23">hábiles</text:span><text:span text:style-name="T20"> </text:span><text:span text:style-name="T42">[</text:span><text:span text:style-name="T46">máximo cinco días </text:span><text:span text:style-name="T47">hábiles</text:span><text:span text:style-name="T42">]</text:span><text:span text:style-name="T22">,</text:span><text:span text:style-name="T13"> </text:span><text:span text:style-name="T15">añadiéndose </text:span><text:span text:style-name="T18">e</text:span><text:span text:style-name="T15">stos al</text:span><text:span text:style-name="T13"> plazo de diez días</text:span><text:span text:style-name="T17"> </text:span><text:span text:style-name="T19">hábiles </text:span><text:span text:style-name="T13">desde que se le requirió para la subsanación.</text:span></text:p>
      <text:p text:style-name="P24"/>
      <text:p text:style-name="P28"><text:span text:style-name="Fuente_20_de_20_párrafo_20_predeter."><text:span text:style-name="T26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27"><text:text-input text:description="JOOScript">${(FIRMANTES_FDO_AUXILIAR)!}</text:text-input></text:span></text:span><text:span text:style-name="T30"><text:s/></text:span><text:span text:style-name="Fuente_20_de_20_párrafo_20_predeter."><text:span text:style-name="T28"><text:text-input text:description="JOOScript">${(FIRMANTES_AUXILIAR)!}</text:text-input></text:span></text:span><text:span text:style-name="Fuente_20_de_20_párrafo_20_predeter."><text:span text:style-name="T28"><text:s/></text:span></text:span></text:p>
      <text:p text:style-name="P29"><text:span text:style-name="Fuente_20_de_20_párrafo_20_predeter."><text:span text:style-name="T29"><text:text-input text:description="JOOScript">${(FIRMANTE_DELEGACION_AUXILIAR)!}</text:text-input></text:span></text:span><text:span text:style-name="Fuente_20_de_20_párrafo_20_predeter."><text:span text:style-name="T29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Arial" svg:font-family="Arial"/>
    <style:font-face style:name="StarSymbol" svg:font-family="StarSymbol"/>
    <style:font-face style:name="Tahoma3" svg:font-family="Tahoma"/>
    <style:font-face style:name="Courier New1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1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2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3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_20_and_20_Footer" style:display-name="Header and 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3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1" fo:font-family="Calibri" style:font-family-generic="roman" style:font-pitch="variable" fo:font-size="11pt" fo:language="es" fo:country="ES" style:letter-kerning="true" style:font-name-asian="Liberation Serif2" style:font-family-asian="'Liberation Serif'" style:font-family-generic-asian="system" style:font-pitch-asian="variable" style:font-size-asian="11pt" style:language-asian="ar" style:country-asian="SA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 fo:line-height="100%" fo:text-align="start" style:justify-single-word="false" fo:orphans="2" fo:widows="2"/>
      <style:text-properties style:font-name="Liberation Serif" fo:font-family="'Liberation Serif'" style:font-family-generic="roman" style:font-pitch="variable" fo:font-size="12pt" style:font-name-asian="Lucida Sans" style:font-family-asian="'Lucida Sans'" style:font-family-generic-asian="system" style:font-pitch-asian="variable" style:font-size-asian="12pt" style:language-asian="hi" style:country-asian="IN"/>
    </style:style>
    <style:style style:name="Texto_20_de_20_globo" style:display-name="Texto de globo" style:family="paragraph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sunto_20_del_20_comentario" style:display-name="Asunto del comentario" style:family="paragraph" style:default-outline-level="">
      <style:text-properties fo:font-size="10pt" fo:font-weight="bold" style:font-size-asian="10pt" style:font-weight-asian="bold"/>
    </style:style>
    <style:style style:name="Texto_20_comentario" style:display-name="Texto comentario" style:family="paragraph" style:default-outline-level="">
      <style:text-properties fo:font-size="10pt" style:font-size-asian="10pt"/>
    </style:style>
    <style:style style:name="Epígrafe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/>
    </style:style>
    <style:style style:name="Encabezado" style:family="paragraph" style:parent-style-name="Standard" style:default-outline-level="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-Normal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Footnote_20__28_user_29_" style:display-name="Footnote (user)" style:family="paragraph" style:default-outline-level="">
      <style:paragraph-properties fo:margin-left="0.598cm" fo:margin-right="0cm" fo:text-align="justify" style:justify-single-word="false" fo:text-indent="-0.598cm" style:auto-text-indent="false"/>
      <style:text-properties style:font-name="Arial2" fo:font-family="Arial" style:font-family-generic="roman" style:font-pitch="variable" fo:font-size="7pt" style:font-size-asian="7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2" style:font-family-asian="StarSymbol" style:font-family-generic-asian="system" style:font-pitch-asian="variable" style:font-size-asian="8pt"/>
    </style:style>
    <style:style style:name="ListLabel_20_2" style:display-name="ListLabel 2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3" style:display-name="ListLabel 3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4" style:display-name="ListLabel 4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5" style:display-name="ListLabel 5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6" style:display-name="ListLabel 6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7" style:display-name="ListLabel 7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8" style:display-name="ListLabel 8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9" style:display-name="ListLabel 9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10" style:display-name="ListLabel 10" style:family="text">
      <style:text-properties style:font-name-asian="Courier New2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2" style:font-family-asian="'Courier New'" style:font-family-generic-asian="system" style:font-pitch-asian="variable"/>
    </style:style>
    <style:style style:name="WW_5f_CharLFO4LVL9" style:display-name="WW_CharLFO4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8" style:display-name="WW_CharLFO4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7" style:display-name="WW_CharLFO4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6" style:display-name="WW_CharLFO4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5" style:display-name="WW_CharLFO4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4" style:display-name="WW_CharLFO4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3" style:display-name="WW_CharLFO4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2" style:display-name="WW_CharLFO4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1" style:display-name="WW_CharLFO4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9" style:display-name="WW_CharLFO3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8" style:display-name="WW_CharLFO3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7" style:display-name="WW_CharLFO3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6" style:display-name="WW_CharLFO3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5" style:display-name="WW_CharLFO3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4" style:display-name="WW_CharLFO3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3" style:display-name="WW_CharLFO3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2" style:display-name="WW_CharLFO3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1" style:display-name="WW_CharLFO3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9" style:display-name="WW_CharLFO2LVL9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8" style:display-name="WW_CharLFO2LVL8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7" style:display-name="WW_CharLFO2LVL7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6" style:display-name="WW_CharLFO2LVL6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5" style:display-name="WW_CharLFO2LVL5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4" style:display-name="WW_CharLFO2LVL4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3" style:display-name="WW_CharLFO2LVL3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2" style:display-name="WW_CharLFO2LVL2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1" style:display-name="WW_CharLFO2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 style:font-name-asian="Wingdings2" style:font-family-asian="Wingdings" style:font-family-generic-asian="system" style:font-pitch-asian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 style:font-name-asian="Wingdings2" style:font-family-asian="Wingdings" style:font-family-generic-asian="system" style:font-pitch-asian="variable"/>
    </style:style>
    <style:style style:name="WW_5f_CharLFO1LVL2" style:display-name="WW_CharLFO1LVL2" style:family="text">
      <style:text-properties fo:color="#000000" loext:opacity="100%" style:font-name="Verdana1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1" style:display-name="WW_CharLFO1LVL1" style:family="text">
      <style:text-properties style:font-name="StarSymbol1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Título_20_4_20_Car" style:display-name="Título 4 Car" style:family="text"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Asunto_20_del_20_comentario_20_Car" style:display-name="Asunto del comentario Car" style:family="text">
      <style:text-properties fo:font-size="10pt" fo:font-weight="bold" style:font-size-asian="10pt" style:font-weight-asian="bold"/>
    </style:style>
    <style:style style:name="Texto_20_comentario_20_Car" style:display-name="Texto comentario Car" style:family="text">
      <style:text-properties fo:font-size="10pt" style:font-size-asian="10pt"/>
    </style:style>
    <style:style style:name="Ref._20_de_20_comentario" style:display-name="Ref. de comentario" style:family="text">
      <style:text-properties fo:font-size="8pt" style:font-size-asian="8pt"/>
    </style:style>
    <style:style style:name="Fuente_20_de_20_párrafo_20_predeter." style:display-name="Fuente de párrafo predeter." style:family="text"/>
    <style:style style:name="Footnote_20_Characters" style:display-name="Footnote Characters" style:family="text">
      <style:text-properties style:text-position="super 58%"/>
    </style:style>
    <style:style style:name="WW_5f_CharLFO1LVL9" style:display-name="WW_CharLFO1LVL9" style:family="text">
      <style:text-properties style:font-name="Wingdings1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1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Wingdings1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10-07T18:00:32.526000000</meta:creation-date>
    <dc:language>es-ES</dc:language>
    <meta:editing-cycles>43</meta:editing-cycles>
    <meta:editing-duration>PT7H47M52S</meta:editing-duration>
    <dc:date>2021-03-22T08:00:47.487000000</dc:date>
    <meta:document-statistic meta:table-count="2" meta:image-count="0" meta:object-count="0" meta:page-count="2" meta:paragraph-count="33" meta:word-count="479" meta:character-count="3338" meta:non-whitespace-character-count="2898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